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448cm" fo:min-width="4.557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3.164cm" fo:min-width="2.495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6cm" fo:min-width="1.0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0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37cm" svg:height="1.778cm" svg:x="6.938cm" svg:y="1.141cm">
          <text:p text:style-name="P1">Model </text:p>
          <text:p text:style-name="P1"><text:s/>*.csv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37cm" svg:height="1.778cm" svg:x="3.5cm" svg:y="7.424cm">
          <text:p text:style-name="P1">View </text:p>
          <text:p text:style-name="P1">Streamli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37cm" svg:height="1.778cm" svg:x="10.613cm" svg:y="7.424cm">
          <text:p text:style-name="P1">Controller </text:p>
          <text:p text:style-name="P1">main_gui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347cm" svg:height="4.94cm" svg:x="7.649cm" svg:y="11.81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938cm" svg:y1="2.03cm" svg:x2="6.068cm" svg:y2="7.424cm" draw:start-shape="id1" draw:start-glue-point="3" draw:end-shape="id2" draw:end-glue-point="0" svg:d="M6938 2030c-580 0-870 1798-870 5394" svg:viewBox="0 0 871 5395">
          <text:p/>
        </draw:connector>
        <draw:connector draw:style-name="gr4" draw:text-style-name="P3" draw:layer="layout" draw:type="curve" svg:x1="6.068cm" svg:y1="9.202cm" svg:x2="7.649cm" svg:y2="14.28cm" draw:start-shape="id2" draw:start-glue-point="2" draw:end-shape="id3" draw:end-glue-point="6" svg:d="M6068 9202c0 3386 527 5078 1581 5078" svg:viewBox="0 0 1582 5079">
          <text:p/>
        </draw:connector>
        <draw:connector draw:style-name="gr5" draw:text-style-name="P3" draw:layer="layout" draw:type="curve" svg:x1="11.996cm" svg:y1="14.28cm" svg:x2="13.181cm" svg:y2="9.202cm" draw:start-shape="id3" draw:start-glue-point="10" draw:end-shape="id4" svg:d="M11996 14280c790 0 1185-1692 1185-5078" svg:viewBox="0 0 1186 5079">
          <text:p/>
        </draw:connector>
        <draw:connector draw:style-name="gr6" draw:text-style-name="P3" draw:layer="layout" draw:type="curve" svg:x1="13.181cm" svg:y1="7.424cm" svg:x2="12.075cm" svg:y2="2.03cm" draw:start-shape="id4" draw:start-glue-point="0" draw:end-shape="id1" draw:end-glue-point="1" svg:d="M13181 7424c0-3596-368-5394-1106-5394" svg:viewBox="0 0 1107 5395">
          <text:p/>
        </draw:connector>
        <draw:frame draw:style-name="gr7" draw:text-style-name="P4" draw:layer="layout" svg:width="3.045cm" svg:height="1.673cm" draw:transform="rotate (1.51686565290827) translate (5.099cm 5.751cm)">
          <draw:text-box>
            <text:p>Updates</text:p>
          </draw:text-box>
        </draw:frame>
        <draw:frame draw:style-name="gr8" draw:text-style-name="P4" draw:layer="layout" svg:width="4.279cm" svg:height="1.673cm" draw:transform="rotate (1.67569061483976) translate (13.288cm 6.825cm)">
          <draw:text-box>
            <text:p>Manipulates</text:p>
          </draw:text-box>
        </draw:frame>
        <draw:frame draw:style-name="gr9" draw:text-style-name="P4" draw:layer="layout" svg:width="2.373cm" svg:height="2.336cm" draw:transform="rotate (1.51686565290827) translate (13.13cm 12.566cm)">
          <draw:text-box>
            <text:p>Uses</text:p>
          </draw:text-box>
        </draw:frame>
        <draw:frame draw:style-name="gr10" draw:text-style-name="P4" draw:layer="layout" svg:width="2.546cm" svg:height="1.673cm" draw:transform="rotate (1.67167635756017) translate (5.308cm 12.379cm)">
          <draw:text-box>
            <text:p>Se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9T14:25:27.167000000</meta:creation-date>
    <dc:date>2022-09-19T14:36:59.187000000</dc:date>
    <meta:editing-duration>PT11M31S</meta:editing-duration>
    <meta:editing-cycles>2</meta:editing-cycles>
    <meta:generator>LibreOffice/7.1.0.3$Windows_X86_64 LibreOffice_project/f6099ecf3d29644b5008cc8f48f42f4a40986e4c</meta:generator>
    <meta:document-statistic meta:object-count="12"/>
  </office:meta>
</office:document-meta>
</file>